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3.96pt"/>
    </style:style>
    <style:style style:name="co2" style:family="table-column">
      <style:table-column-properties fo:break-before="auto" style:column-width="42.01pt"/>
    </style:style>
    <style:style style:name="co3" style:family="table-column">
      <style:table-column-properties fo:break-before="auto" style:column-width="47.71pt"/>
    </style:style>
    <style:style style:name="co4" style:family="table-column">
      <style:table-column-properties fo:break-before="auto" style:column-width="36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25pt"/>
    </style:style>
    <style:style style:name="co7" style:family="table-column">
      <style:table-column-properties fo:break-before="auto" style:column-width="50.5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60.55pt"/>
    </style:style>
    <style:style style:name="co10" style:family="table-column">
      <style:table-column-properties fo:break-before="auto" style:column-width="49.15pt"/>
    </style:style>
    <style:style style:name="co11" style:family="table-column">
      <style:table-column-properties fo:break-before="auto" style:column-width="75.49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35.6pt"/>
    </style:style>
    <style:style style:name="co14" style:family="table-column">
      <style:table-column-properties fo:break-before="auto" style:column-width="4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Sheet2.$A$2:.$A$6])" table:allow-empty-cell="fals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[$Sheet2.$D$2:.$D$12])" table:allow-empty-cell="false" table:display-list="unsorted" table:base-cell-address="Sheet1.G2">
          <table:error-message table:message-type="stop" table:display="true"/>
        </table:content-validation>
        <table:content-validation table:name="val3" table:condition="of:cell-content-is-in-list([$Sheet2.$G$2:.$G$4])" table:allow-empty-cell="fals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Dam</text:p>
          </table:table-cell>
          <table:table-cell table:style-name="ce2" office:value-type="string" calcext:value-type="string">
            <text:p>Base Points</text:p>
          </table:table-cell>
          <table:table-cell table:style-name="ce2" office:value-type="string" calcext:value-type="string">
            <text:p>Attacks 1</text:p>
          </table:table-cell>
          <table:table-cell table:style-name="ce2" office:value-type="string" calcext:value-type="string">
            <text:p>Range 1</text:p>
          </table:table-cell>
          <table:table-cell table:style-name="ce2" office:value-type="string" calcext:value-type="string">
            <text:p>Attacks 2</text:p>
          </table:table-cell>
          <table:table-cell table:style-name="ce2" office:value-type="string" calcext:value-type="string">
            <text:p>Range 2</text:p>
          </table:table-cell>
          <table:table-cell table:style-name="ce2" office:value-type="string" calcext:value-type="string">
            <text:p>Eq Points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Special Rules</text:p>
          </table:table-cell>
          <table:table-cell table:style-name="ce1" office:value-type="string" calcext:value-type="string">
            <text:p>Special Points</text:p>
          </table:table-cell>
          <table:table-cell table:style-name="ce2" office:value-type="string" calcext:value-type="string">
            <text:p>Point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mored Ca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2];[$Sheet2.$A$2:$Sheet2.$A$6];[Sheet2.$B$2:.$B$6])*[.D2]+LOOKUP([.C2];[$Sheet2.$A$2:$Sheet2.$A$6];[$Sheet2.$B$2:.$B$6])*[.D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2" office:value-type="float" office:value="72" calcext:value-type="float">
            <text:p>72</text:p>
          </table:table-cell>
          <table:table-cell table:formula="of:=[.F2]*LOOKUP([.G2];[$Sheet2.$D$2:$Sheet2.$D$12];[Sheet2.$E$2:.$E$12])*LOOKUP([.B2];[$Sheet2.$A$2:$Sheet2.$A$6];[Sheet2.$B$2:.$B$6])+[.H2]*LOOKUP([.I2];[$Sheet2.$D$2:$Sheet2.$D$12];[Sheet2.$E$2:.$E$12])* LOOKUP([.B2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]+[.J2]+IF(EXACT(&quot;Fast&quot;;[.K2]);LOOKUP([.B2];[$Sheet2.$A$2:$Sheet2.$A$6];[Sheet2.$B$2:.$B$6]);IF(EXACT(&quot;Slow&quot;;[.K2]);-LOOKUP([.B2];[$Sheet2.$A$2:$Sheet2.$A$6];[Sheet2.$B$2:.$B$6]);0))+[.M2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PC/IFV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3];[$Sheet2.$A$2:$Sheet2.$A$6];[Sheet2.$B$2:.$B$6])*[.D3]+LOOKUP([.C3];[$Sheet2.$A$2:$Sheet2.$A$6];[$Sheet2.$B$2:.$B$6])*[.D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2" office:value-type="float" office:value="72" calcext:value-type="float">
            <text:p>72</text:p>
          </table:table-cell>
          <table:table-cell table:formula="of:=[.F3]*LOOKUP([.G3];[$Sheet2.$D$2:$Sheet2.$D$12];[Sheet2.$E$2:.$E$12])*LOOKUP([.B3];[$Sheet2.$A$2:$Sheet2.$A$6];[Sheet2.$B$2:.$B$6])+[.H3]*LOOKUP([.I3];[$Sheet2.$D$2:$Sheet2.$D$12];[Sheet2.$E$2:.$E$12])* LOOKUP([.B3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]+[.J3]+IF(EXACT(&quot;Fast&quot;;[.K3]);LOOKUP([.B3];[$Sheet2.$A$2:$Sheet2.$A$6];[Sheet2.$B$2:.$B$6]);IF(EXACT(&quot;Slow&quot;;[.K3]);-LOOKUP([.B3];[$Sheet2.$A$2:$Sheet2.$A$6];[Sheet2.$B$2:.$B$6]);0))+[.M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Light Tank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4];[$Sheet2.$A$2:$Sheet2.$A$6];[Sheet2.$B$2:.$B$6])*[.D4]+LOOKUP([.C4];[$Sheet2.$A$2:$Sheet2.$A$6];[$Sheet2.$B$2:.$B$6])*[.D4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2" office:value-type="float" office:value="72" calcext:value-type="float">
            <text:p>72</text:p>
          </table:table-cell>
          <table:table-cell table:formula="of:=[.F4]*LOOKUP([.G4];[$Sheet2.$D$2:$Sheet2.$D$12];[Sheet2.$E$2:.$E$12])*LOOKUP([.B4];[$Sheet2.$A$2:$Sheet2.$A$6];[Sheet2.$B$2:.$B$6])+[.H4]*LOOKUP([.I4];[$Sheet2.$D$2:$Sheet2.$D$12];[Sheet2.$E$2:.$E$12])* LOOKUP([.B4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]+[.J4]+IF(EXACT(&quot;Fast&quot;;[.K4]);LOOKUP([.B4];[$Sheet2.$A$2:$Sheet2.$A$6];[Sheet2.$B$2:.$B$6]);IF(EXACT(&quot;Slow&quot;;[.K4]);-LOOKUP([.B4];[$Sheet2.$A$2:$Sheet2.$A$6];[Sheet2.$B$2:.$B$6]);0))+[.M4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edium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5];[$Sheet2.$A$2:$Sheet2.$A$6];[Sheet2.$B$2:.$B$6])*[.D5]+LOOKUP([.C5];[$Sheet2.$A$2:$Sheet2.$A$6];[$Sheet2.$B$2:.$B$6])*[.D5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2" office:value-type="float" office:value="72" calcext:value-type="float">
            <text:p>72</text:p>
          </table:table-cell>
          <table:table-cell table:formula="of:=[.F5]*LOOKUP([.G5];[$Sheet2.$D$2:$Sheet2.$D$12];[Sheet2.$E$2:.$E$12])*LOOKUP([.B5];[$Sheet2.$A$2:$Sheet2.$A$6];[Sheet2.$B$2:.$B$6])+[.H5]*LOOKUP([.I5];[$Sheet2.$D$2:$Sheet2.$D$12];[Sheet2.$E$2:.$E$12])* LOOKUP([.B5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5]+[.J5]+IF(EXACT(&quot;Fast&quot;;[.K5]);LOOKUP([.B5];[$Sheet2.$A$2:$Sheet2.$A$6];[Sheet2.$B$2:.$B$6]);IF(EXACT(&quot;Slow&quot;;[.K5]);-LOOKUP([.B5];[$Sheet2.$A$2:$Sheet2.$A$6];[Sheet2.$B$2:.$B$6]);0))+[.M5]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eavy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6];[$Sheet2.$A$2:$Sheet2.$A$6];[Sheet2.$B$2:.$B$6])*[.D6]+LOOKUP([.C6];[$Sheet2.$A$2:$Sheet2.$A$6];[$Sheet2.$B$2:.$B$6])*[.D6]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2" office:value-type="float" office:value="72" calcext:value-type="float">
            <text:p>72</text:p>
          </table:table-cell>
          <table:table-cell table:formula="of:=[.F6]*LOOKUP([.G6];[$Sheet2.$D$2:$Sheet2.$D$12];[Sheet2.$E$2:.$E$12])*LOOKUP([.B6];[$Sheet2.$A$2:$Sheet2.$A$6];[Sheet2.$B$2:.$B$6])+[.H6]*LOOKUP([.I6];[$Sheet2.$D$2:$Sheet2.$D$12];[Sheet2.$E$2:.$E$12])* LOOKUP([.B6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6]+[.J6]+IF(EXACT(&quot;Fast&quot;;[.K6]);LOOKUP([.B6];[$Sheet2.$A$2:$Sheet2.$A$6];[Sheet2.$B$2:.$B$6]);IF(EXACT(&quot;Slow&quot;;[.K6]);-LOOKUP([.B6];[$Sheet2.$A$2:$Sheet2.$A$6];[Sheet2.$B$2:.$B$6]);0))+[.M6])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Superheavy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LOOKUP([.B7];[$Sheet2.$A$2:$Sheet2.$A$6];[Sheet2.$B$2:.$B$6])*[.D7]+LOOKUP([.C7];[$Sheet2.$A$2:$Sheet2.$A$6];[$Sheet2.$B$2:.$B$6])*[.D7]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2" office:value-type="float" office:value="72" calcext:value-type="float">
            <text:p>72</text:p>
          </table:table-cell>
          <table:table-cell table:formula="of:=[.F7]*LOOKUP([.G7];[$Sheet2.$D$2:$Sheet2.$D$12];[Sheet2.$E$2:.$E$12])*LOOKUP([.B7];[$Sheet2.$A$2:$Sheet2.$A$6];[Sheet2.$B$2:.$B$6])+[.H7]*LOOKUP([.I7];[$Sheet2.$D$2:$Sheet2.$D$12];[Sheet2.$E$2:.$E$12])* LOOKUP([.B7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7]+[.J7]+IF(EXACT(&quot;Fast&quot;;[.K7]);LOOKUP([.B7];[$Sheet2.$A$2:$Sheet2.$A$6];[Sheet2.$B$2:.$B$6]);IF(EXACT(&quot;Slow&quot;;[.K7]);-LOOKUP([.B7];[$Sheet2.$A$2:$Sheet2.$A$6];[Sheet2.$B$2:.$B$6]);0))+[.M7])" office:value-type="float" office:value="234" calcext:value-type="float">
            <text:p>23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Duncan’s stu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V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11];[$Sheet2.$A$2:$Sheet2.$A$6];[Sheet2.$B$2:.$B$6])*[.D11]+LOOKUP([.C11];[$Sheet2.$A$2:$Sheet2.$A$6];[$Sheet2.$B$2:.$B$6])*[.D1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1]*LOOKUP([.G11];[$Sheet2.$D$2:$Sheet2.$D$12];[Sheet2.$E$2:.$E$12])*LOOKUP([.B11];[$Sheet2.$A$2:$Sheet2.$A$6];[Sheet2.$B$2:.$B$6])+[.H11]*LOOKUP([.I11];[$Sheet2.$D$2:$Sheet2.$D$12];[Sheet2.$E$2:.$E$12])* LOOKUP([.B11];[$Sheet2.$A$2:$Sheet2.$A$6];[Sheet2.$B$2:.$B$6])" office:value-type="float" office:value="12" calcext:value-type="float">
            <text:p>12</text:p>
          </table:table-cell>
          <table:table-cell table:content-validation-name="val3" office:value-type="string" calcext:value-type="string">
            <text:p>Fast</text:p>
          </table:table-cell>
          <table:table-cell office:value-type="string" calcext:value-type="string">
            <text:p>Scout, Linked</text:p>
          </table:table-cell>
          <table:table-cell office:value-type="float" office:value="7.5" calcext:value-type="float">
            <text:p>7.5</text:p>
          </table:table-cell>
          <table:table-cell table:formula="of:=ROUND([.E11]+[.J11]+IF(EXACT(&quot;Fast&quot;;[.K11]);LOOKUP([.B11];[$Sheet2.$A$2:$Sheet2.$A$6];[Sheet2.$B$2:.$B$6]);IF(EXACT(&quot;Slow&quot;;[.K11]);-LOOKUP([.B11];[$Sheet2.$A$2:$Sheet2.$A$6];[Sheet2.$B$2:.$B$6]);0))+[.M11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BT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12];[$Sheet2.$A$2:$Sheet2.$A$6];[Sheet2.$B$2:.$B$6])*[.D12]+LOOKUP([.C12];[$Sheet2.$A$2:$Sheet2.$A$6];[$Sheet2.$B$2:.$B$6])*[.D12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2" office:value-type="float" office:value="48" calcext:value-type="float">
            <text:p>48</text:p>
          </table:table-cell>
          <table:table-cell table:formula="of:=[.F12]*LOOKUP([.G12];[$Sheet2.$D$2:$Sheet2.$D$12];[Sheet2.$E$2:.$E$12])*LOOKUP([.B12];[$Sheet2.$A$2:$Sheet2.$A$6];[Sheet2.$B$2:.$B$6])+[.H12]*LOOKUP([.I12];[$Sheet2.$D$2:$Sheet2.$D$12];[Sheet2.$E$2:.$E$12])* LOOKUP([.B12];[$Sheet2.$A$2:$Sheet2.$A$6];[Sheet2.$B$2:.$B$6])" office:value-type="float" office:value="90" calcext:value-type="float">
            <text:p>90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2]+[.J12]+IF(EXACT(&quot;Fast&quot;;[.K12]);LOOKUP([.B12];[$Sheet2.$A$2:$Sheet2.$A$6];[Sheet2.$B$2:.$B$6]);IF(EXACT(&quot;Slow&quot;;[.K12]);-LOOKUP([.B12];[$Sheet2.$A$2:$Sheet2.$A$6];[Sheet2.$B$2:.$B$6]);0))+[.M12])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13];[$Sheet2.$A$2:$Sheet2.$A$6];[Sheet2.$B$2:.$B$6])*[.D13]+LOOKUP([.C13];[$Sheet2.$A$2:$Sheet2.$A$6];[$Sheet2.$B$2:.$B$6])*[.D1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3]*LOOKUP([.G13];[$Sheet2.$D$2:$Sheet2.$D$12];[Sheet2.$E$2:.$E$12])*LOOKUP([.B13];[$Sheet2.$A$2:$Sheet2.$A$6];[Sheet2.$B$2:.$B$6])+[.H13]*LOOKUP([.I13];[$Sheet2.$D$2:$Sheet2.$D$12];[Sheet2.$E$2:.$E$12])* LOOKUP([.B13];[$Sheet2.$A$2:$Sheet2.$A$6];[Sheet2.$B$2:.$B$6])" office:value-type="float" office:value="6" calcext:value-type="float">
            <text:p>6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3]+[.J13]+IF(EXACT(&quot;Fast&quot;;[.K13]);LOOKUP([.B13];[$Sheet2.$A$2:$Sheet2.$A$6];[Sheet2.$B$2:.$B$6]);IF(EXACT(&quot;Slow&quot;;[.K13]);-LOOKUP([.B13];[$Sheet2.$A$2:$Sheet2.$A$6];[Sheet2.$B$2:.$B$6]);0))+[.M13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elf-Propelled Howitz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.B14];[$Sheet2.$A$2:$Sheet2.$A$6];[Sheet2.$B$2:.$B$6])*[.D14]+LOOKUP([.C14];[$Sheet2.$A$2:$Sheet2.$A$6];[$Sheet2.$B$2:.$B$6])*[.D14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4]*LOOKUP([.G14];[$Sheet2.$D$2:$Sheet2.$D$12];[Sheet2.$E$2:.$E$12])*LOOKUP([.B14];[$Sheet2.$A$2:$Sheet2.$A$6];[Sheet2.$B$2:.$B$6])+[.H14]*LOOKUP([.I14];[$Sheet2.$D$2:$Sheet2.$D$12];[Sheet2.$E$2:.$E$12])* LOOKUP([.B14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office:value-type="string" calcext:value-type="string">
            <text:p>Indirect</text:p>
          </table:table-cell>
          <table:table-cell office:value-type="float" office:value="27" calcext:value-type="float">
            <text:p>27</text:p>
          </table:table-cell>
          <table:table-cell table:formula="of:=ROUND([.E14]+[.J14]+IF(EXACT(&quot;Fast&quot;;[.K14]);LOOKUP([.B14];[$Sheet2.$A$2:$Sheet2.$A$6];[Sheet2.$B$2:.$B$6]);IF(EXACT(&quot;Slow&quot;;[.K14]);-LOOKUP([.B14];[$Sheet2.$A$2:$Sheet2.$A$6];[Sheet2.$B$2:.$B$6]);0))+[.M14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ATGM Carrier / MKII Rocket Launch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15];[$Sheet2.$A$2:$Sheet2.$A$6];[Sheet2.$B$2:.$B$6])*[.D15]+LOOKUP([.C15];[$Sheet2.$A$2:$Sheet2.$A$6];[$Sheet2.$B$2:.$B$6])*[.D1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5]*LOOKUP([.G15];[$Sheet2.$D$2:$Sheet2.$D$12];[Sheet2.$E$2:.$E$12])*LOOKUP([.B15];[$Sheet2.$A$2:$Sheet2.$A$6];[Sheet2.$B$2:.$B$6])+[.H15]*LOOKUP([.I15];[$Sheet2.$D$2:$Sheet2.$D$12];[Sheet2.$E$2:.$E$12])* LOOKUP([.B15];[$Sheet2.$A$2:$Sheet2.$A$6];[Sheet2.$B$2:.$B$6])" office:value-type="float" office:value="45" calcext:value-type="float">
            <text:p>45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table:formula="of:=ROUND([.E15]+[.J15]+IF(EXACT(&quot;Fast&quot;;[.K15]);LOOKUP([.B15];[$Sheet2.$A$2:$Sheet2.$A$6];[Sheet2.$B$2:.$B$6]);IF(EXACT(&quot;Slow&quot;;[.K15]);-LOOKUP([.B15];[$Sheet2.$A$2:$Sheet2.$A$6];[Sheet2.$B$2:.$B$6]);0))+[.M15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Quad Las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16];[$Sheet2.$A$2:$Sheet2.$A$6];[Sheet2.$B$2:.$B$6])*[.D16]+LOOKUP([.C16];[$Sheet2.$A$2:$Sheet2.$A$6];[$Sheet2.$B$2:.$B$6])*[.D16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6]*LOOKUP([.G16];[$Sheet2.$D$2:$Sheet2.$D$12];[Sheet2.$E$2:.$E$12])*LOOKUP([.B16];[$Sheet2.$A$2:$Sheet2.$A$6];[Sheet2.$B$2:.$B$6])+[.H16]*LOOKUP([.I16];[$Sheet2.$D$2:$Sheet2.$D$12];[Sheet2.$E$2:.$E$12])* LOOKUP([.B16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6]+[.J16]+IF(EXACT(&quot;Fast&quot;;[.K16]);LOOKUP([.B16];[$Sheet2.$A$2:$Sheet2.$A$6];[Sheet2.$B$2:.$B$6]);IF(EXACT(&quot;Slow&quot;;[.K16]);-LOOKUP([.B16];[$Sheet2.$A$2:$Sheet2.$A$6];[Sheet2.$B$2:.$B$6]);0))+[.M16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eld Howitz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17];[$Sheet2.$A$2:$Sheet2.$A$6];[Sheet2.$B$2:.$B$6])*[.D17]+LOOKUP([.C17];[$Sheet2.$A$2:$Sheet2.$A$6];[$Sheet2.$B$2:.$B$6])*[.D17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7]*LOOKUP([.G17];[$Sheet2.$D$2:$Sheet2.$D$12];[Sheet2.$E$2:.$E$12])*LOOKUP([.B17];[$Sheet2.$A$2:$Sheet2.$A$6];[Sheet2.$B$2:.$B$6])+[.H17]*LOOKUP([.I17];[$Sheet2.$D$2:$Sheet2.$D$12];[Sheet2.$E$2:.$E$12])* LOOKUP([.B17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27" calcext:value-type="float">
            <text:p>27</text:p>
          </table:table-cell>
          <table:table-cell table:formula="of:=ROUND([.E17]+[.J17]+IF(EXACT(&quot;Fast&quot;;[.K17]);LOOKUP([.B17];[$Sheet2.$A$2:$Sheet2.$A$6];[Sheet2.$B$2:.$B$6]);IF(EXACT(&quot;Slow&quot;;[.K17]);-LOOKUP([.B17];[$Sheet2.$A$2:$Sheet2.$A$6];[Sheet2.$B$2:.$B$6]);0))+[.M17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Field Mortar (Light)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18];[$Sheet2.$A$2:$Sheet2.$A$6];[Sheet2.$B$2:.$B$6])*[.D18]+LOOKUP([.C18];[$Sheet2.$A$2:$Sheet2.$A$6];[$Sheet2.$B$2:.$B$6])*[.D18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8]*LOOKUP([.G18];[$Sheet2.$D$2:$Sheet2.$D$12];[Sheet2.$E$2:.$E$12])*LOOKUP([.B18];[$Sheet2.$A$2:$Sheet2.$A$6];[Sheet2.$B$2:.$B$6])+[.H18]*LOOKUP([.I18];[$Sheet2.$D$2:$Sheet2.$D$12];[Sheet2.$E$2:.$E$12])* LOOKUP([.B18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9" calcext:value-type="float">
            <text:p>9</text:p>
          </table:table-cell>
          <table:table-cell table:formula="of:=ROUND([.E18]+[.J18]+IF(EXACT(&quot;Fast&quot;;[.K18]);LOOKUP([.B18];[$Sheet2.$A$2:$Sheet2.$A$6];[Sheet2.$B$2:.$B$6]);IF(EXACT(&quot;Slow&quot;;[.K18]);-LOOKUP([.B18];[$Sheet2.$A$2:$Sheet2.$A$6];[Sheet2.$B$2:.$B$6]);0))+[.M1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alkers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19];[$Sheet2.$A$2:$Sheet2.$A$6];[Sheet2.$B$2:.$B$6])*[.D19]+LOOKUP([.C19];[$Sheet2.$A$2:$Sheet2.$A$6];[$Sheet2.$B$2:.$B$6])*[.D19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19]*LOOKUP([.G19];[$Sheet2.$D$2:$Sheet2.$D$12];[Sheet2.$E$2:.$E$12])*LOOKUP([.B19];[$Sheet2.$A$2:$Sheet2.$A$6];[Sheet2.$B$2:.$B$6])+[.H19]*LOOKUP([.I19];[$Sheet2.$D$2:$Sheet2.$D$12];[Sheet2.$E$2:.$E$12])* LOOKUP([.B19];[$Sheet2.$A$2:$Sheet2.$A$6];[Sheet2.$B$2:.$B$6])" office:value-type="float" office:value="4.5" calcext:value-type="float">
            <text:p>4.5</text:p>
          </table:table-cell>
          <table:table-cell table:content-validation-name="val3" office:value-type="string" calcext:value-type="string">
            <text:p>Fast</text:p>
          </table:table-cell>
          <table:table-cell office:value-type="string" calcext:value-type="string">
            <text:p>Scout</text:p>
          </table:table-cell>
          <table:table-cell office:value-type="float" office:value="6" calcext:value-type="float">
            <text:p>6</text:p>
          </table:table-cell>
          <table:table-cell table:formula="of:=ROUND([.E19]+[.J19]+IF(EXACT(&quot;Fast&quot;;[.K19]);LOOKUP([.B19];[$Sheet2.$A$2:$Sheet2.$A$6];[Sheet2.$B$2:.$B$6]);IF(EXACT(&quot;Slow&quot;;[.K19]);-LOOKUP([.B19];[$Sheet2.$A$2:$Sheet2.$A$6];[Sheet2.$B$2:.$B$6]);0))+[.M19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ield Mortar (Heavy)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20];[$Sheet2.$A$2:$Sheet2.$A$6];[Sheet2.$B$2:.$B$6])*[.D20]+LOOKUP([.C20];[$Sheet2.$A$2:$Sheet2.$A$6];[$Sheet2.$B$2:.$B$6])*[.D20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20]*LOOKUP([.G20];[$Sheet2.$D$2:$Sheet2.$D$12];[Sheet2.$E$2:.$E$12])*LOOKUP([.B20];[$Sheet2.$A$2:$Sheet2.$A$6];[Sheet2.$B$2:.$B$6])+[.H20]*LOOKUP([.I20];[$Sheet2.$D$2:$Sheet2.$D$12];[Sheet2.$E$2:.$E$12])* LOOKUP([.B20];[$Sheet2.$A$2:$Sheet2.$A$6];[Sheet2.$B$2:.$B$6])" office:value-type="float" office:value="36" calcext:value-type="float">
            <text:p>36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18" calcext:value-type="float">
            <text:p>18</text:p>
          </table:table-cell>
          <table:table-cell table:formula="of:=ROUND([.E20]+[.J20]+IF(EXACT(&quot;Fast&quot;;[.K20]);LOOKUP([.B20];[$Sheet2.$A$2:$Sheet2.$A$6];[Sheet2.$B$2:.$B$6]);IF(EXACT(&quot;Slow&quot;;[.K20]);-LOOKUP([.B20];[$Sheet2.$A$2:$Sheet2.$A$6];[Sheet2.$B$2:.$B$6]);0))+[.M2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iege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21];[$Sheet2.$A$2:$Sheet2.$A$6];[Sheet2.$B$2:.$B$6])*[.D21]+LOOKUP([.C21];[$Sheet2.$A$2:$Sheet2.$A$6];[$Sheet2.$B$2:.$B$6])*[.D21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21]*LOOKUP([.G21];[$Sheet2.$D$2:$Sheet2.$D$12];[Sheet2.$E$2:.$E$12])*LOOKUP([.B21];[$Sheet2.$A$2:$Sheet2.$A$6];[Sheet2.$B$2:.$B$6])+[.H21]*LOOKUP([.I21];[$Sheet2.$D$2:$Sheet2.$D$12];[Sheet2.$E$2:.$E$12])* LOOKUP([.B21];[$Sheet2.$A$2:$Sheet2.$A$6];[Sheet2.$B$2:.$B$6])" office:value-type="float" office:value="27" calcext:value-type="float">
            <text:p>27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table:formula="of:=ROUND([.E21]+[.J21]+IF(EXACT(&quot;Fast&quot;;[.K21]);LOOKUP([.B21];[$Sheet2.$A$2:$Sheet2.$A$6];[Sheet2.$B$2:.$B$6]);IF(EXACT(&quot;Slow&quot;;[.K21]);-LOOKUP([.B21];[$Sheet2.$A$2:$Sheet2.$A$6];[Sheet2.$B$2:.$B$6]);0))+[.M21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KII AFV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22];[$Sheet2.$A$2:$Sheet2.$A$6];[Sheet2.$B$2:.$B$6])*[.D22]+LOOKUP([.C22];[$Sheet2.$A$2:$Sheet2.$A$6];[$Sheet2.$B$2:.$B$6])*[.D22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22]*LOOKUP([.G22];[$Sheet2.$D$2:$Sheet2.$D$12];[Sheet2.$E$2:.$E$12])*LOOKUP([.B22];[$Sheet2.$A$2:$Sheet2.$A$6];[Sheet2.$B$2:.$B$6])+[.H22]*LOOKUP([.I22];[$Sheet2.$D$2:$Sheet2.$D$12];[Sheet2.$E$2:.$E$12])* LOOKUP([.B22];[$Sheet2.$A$2:$Sheet2.$A$6];[Sheet2.$B$2:.$B$6])" office:value-type="float" office:value="12" calcext:value-type="float">
            <text:p>12</text:p>
          </table:table-cell>
          <table:table-cell table:content-validation-name="val3" office:value-type="string" calcext:value-type="string">
            <text:p>Fast</text:p>
          </table:table-cell>
          <table:table-cell office:value-type="string" calcext:value-type="string">
            <text:p>Scout, Linked</text:p>
          </table:table-cell>
          <table:table-cell office:value-type="float" office:value="7.5" calcext:value-type="float">
            <text:p>7.5</text:p>
          </table:table-cell>
          <table:table-cell table:formula="of:=ROUND([.E22]+[.J22]+IF(EXACT(&quot;Fast&quot;;[.K22]);LOOKUP([.B22];[$Sheet2.$A$2:$Sheet2.$A$6];[Sheet2.$B$2:.$B$6]);IF(EXACT(&quot;Slow&quot;;[.K22]);-LOOKUP([.B22];[$Sheet2.$A$2:$Sheet2.$A$6];[Sheet2.$B$2:.$B$6]);0))+[.M22])" office:value-type="float" office:value="46" calcext:value-type="float">
            <text:p>46</text:p>
          </table:table-cell>
          <table:table-cell office:value-type="string" calcext:value-type="string">
            <text:p>It’s depicted with miniguns, but this is based on linked lascannons</text:p>
          </table:table-cell>
        </table:table-row>
        <table:table-row table:style-name="ro1">
          <table:table-cell office:value-type="string" calcext:value-type="string">
            <text:p>MKII Light Tank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23];[$Sheet2.$A$2:$Sheet2.$A$6];[Sheet2.$B$2:.$B$6])*[.D23]+LOOKUP([.C23];[$Sheet2.$A$2:$Sheet2.$A$6];[$Sheet2.$B$2:.$B$6])*[.D23]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23]*LOOKUP([.G23];[$Sheet2.$D$2:$Sheet2.$D$12];[Sheet2.$E$2:.$E$12])*LOOKUP([.B23];[$Sheet2.$A$2:$Sheet2.$A$6];[Sheet2.$B$2:.$B$6])+[.H23]*LOOKUP([.I23];[$Sheet2.$D$2:$Sheet2.$D$12];[Sheet2.$E$2:.$E$12])* LOOKUP([.B23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3]+[.J23]+IF(EXACT(&quot;Fast&quot;;[.K23]);LOOKUP([.B23];[$Sheet2.$A$2:$Sheet2.$A$6];[Sheet2.$B$2:.$B$6]);IF(EXACT(&quot;Slow&quot;;[.K23]);-LOOKUP([.B23];[$Sheet2.$A$2:$Sheet2.$A$6];[Sheet2.$B$2:.$B$6]);0))+[.M23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eavy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24];[$Sheet2.$A$2:$Sheet2.$A$6];[Sheet2.$B$2:.$B$6])*[.D24]+LOOKUP([.C24];[$Sheet2.$A$2:$Sheet2.$A$6];[$Sheet2.$B$2:.$B$6])*[.D24]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2" office:value-type="float" office:value="12" calcext:value-type="float">
            <text:p>12</text:p>
          </table:table-cell>
          <table:table-cell table:formula="of:=[.F24]*LOOKUP([.G24];[$Sheet2.$D$2:$Sheet2.$D$12];[Sheet2.$E$2:.$E$12])*LOOKUP([.B24];[$Sheet2.$A$2:$Sheet2.$A$6];[Sheet2.$B$2:.$B$6])+[.H24]*LOOKUP([.I24];[$Sheet2.$D$2:$Sheet2.$D$12];[Sheet2.$E$2:.$E$12])* LOOKUP([.B24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office:value-type="string" calcext:value-type="string">
            <text:p>Linked</text:p>
          </table:table-cell>
          <table:table-cell office:value-type="float" office:value="18" calcext:value-type="float">
            <text:p>18</text:p>
          </table:table-cell>
          <table:table-cell table:formula="of:=ROUND([.E24]+[.J24]+IF(EXACT(&quot;Fast&quot;;[.K24]);LOOKUP([.B24];[$Sheet2.$A$2:$Sheet2.$A$6];[Sheet2.$B$2:.$B$6]);IF(EXACT(&quot;Slow&quot;;[.K24]);-LOOKUP([.B24];[$Sheet2.$A$2:$Sheet2.$A$6];[Sheet2.$B$2:.$B$6]);0))+[.M24])" office:value-type="float" office:value="234" calcext:value-type="float">
            <text:p>234</text:p>
          </table:table-cell>
          <table:table-cell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ce3"/>
        <table:table-column table:style-name="co14" table:default-cell-style-name="ce3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Cost</text:p>
          </table:table-cell>
          <table:table-cell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Cost</text:p>
          </table:table-cell>
          <table:table-cell/>
          <table:table-cell table:style-name="ce2" office:value-type="string" calcext:value-type="string">
            <text:p>Speed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3" office:value-type="string" calcext:value-type="string">
            <text:p>Fast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75" calcext:value-type="float">
            <text:p>0.375</text:p>
          </table:table-cell>
          <table:table-cell/>
          <table:table-cell table:style-name="ce3" office:value-type="string" calcext:value-type="string">
            <text:p>Norm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3" office:value-type="string" calcext:value-type="string">
            <text:p>Slow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375" calcext:value-type="float">
            <text:p>1.3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ron</meta:initial-creator>
    <meta:creation-date>2018-03-27T20:48:46.830211577</meta:creation-date>
    <meta:generator>LibreOffice/5.1.6.2$Linux_X86_64 LibreOffice_project/10m0$Build-2</meta:generator>
    <dc:date>2018-03-28T15:54:08.458999722</dc:date>
    <dc:creator>Matthew Caron</dc:creator>
    <meta:editing-duration>PT1H8M9S</meta:editing-duration>
    <meta:editing-cycles>6</meta:editing-cycles>
    <meta:document-statistic meta:table-count="2" meta:cell-count="313" meta:object-count="0"/>
  </office:meta>
</office:document-meta>
</file>